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Base de Dados banco_estrutura</text:h>
      <text:h text:outline-level="2" text:style-name="Heading_2" text:is-list-header="true">Estrutura da tabela funcao</text:h>
      <table:table table:name="funcao_structure">
        <table:table-column table:number-columns-repeated="7"/>
        <table:table-row>
          <table:table-cell office:value-type="string">
            <text:p>Colu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redefinido</text:p>
          </table:table-cell>
          <table:table-cell office:value-type="string">
            <text:p>Ligações para</text:p>
          </table:table-cell>
          <table:table-cell office:value-type="string">
            <text:p>Comentários</text:p>
          </table:table-cell>
          <table:table-cell office:value-type="string">
            <text:p>Tipo MIM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me</text:p>
          </table:table-cell>
          <table:table-cell office:value-type="string">
            <text:p>varchar(25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Extraindo dados da tabela funcao</text:h>
      <table:table table:name="funcao_structure">
        <table:table-column table:number-columns-repeated="2"/>
        <table:table-row>
          <table:table-cell office:value-type="string">
            <text:p>id</text:p>
          </table:table-cell>
          <table:table-cell office:value-type="string">
            <text:p>nome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Chevrolet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Volwsvagen</text:p>
          </table:table-cell>
        </table:table-row>
      </table:table>
      <text:h text:outline-level="2" text:style-name="Heading_2" text:is-list-header="true">Estrutura da tabela funcionario</text:h>
      <table:table table:name="funcionario_structure">
        <table:table-column table:number-columns-repeated="7"/>
        <table:table-row>
          <table:table-cell office:value-type="string">
            <text:p>Colu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redefinido</text:p>
          </table:table-cell>
          <table:table-cell office:value-type="string">
            <text:p>Ligações para</text:p>
          </table:table-cell>
          <table:table-cell office:value-type="string">
            <text:p>Comentários</text:p>
          </table:table-cell>
          <table:table-cell office:value-type="string">
            <text:p>Tipo MIM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uncao_id</text:p>
          </table:table-cell>
          <table:table-cell office:value-type="string">
            <text:p>int(11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>funcionario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ata_cadastro</text:p>
          </table:table-cell>
          <table:table-cell office:value-type="string">
            <text:p>date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me</text:p>
          </table:table-cell>
          <table:table-cell office:value-type="string">
            <text:p>varchar(24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Extraindo dados da tabela funcionario</text:h>
      <table:table table:name="funcionario_structure">
        <table:table-column table:number-columns-repeated="4"/>
        <table:table-row>
          <table:table-cell office:value-type="string">
            <text:p>id</text:p>
          </table:table-cell>
          <table:table-cell office:value-type="string">
            <text:p>funcao_id</text:p>
          </table:table-cell>
          <table:table-cell office:value-type="string">
            <text:p>data_cadastro</text:p>
          </table:table-cell>
          <table:table-cell office:value-type="string">
            <text:p>nome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2020-08-03</text:p>
          </table:table-cell>
          <table:table-cell office:value-type="string">
            <text:p>Maria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2">
            <text:p>2</text:p>
          </table:table-cell>
          <table:table-cell office:value-type="string">
            <text:p>2020-08-05</text:p>
          </table:table-cell>
          <table:table-cell office:value-type="string">
            <text:p>Denildo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2020-06-10</text:p>
          </table:table-cell>
          <table:table-cell office:value-type="string">
            <text:p>Dani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2020-08-06</text:p>
          </table:table-cell>
          <table:table-cell office:value-type="string">
            <text:p>Ceci</text:p>
          </table:table-cell>
        </table:table-row>
      </table:table>
      <text:h text:outline-level="2" text:style-name="Heading_2" text:is-list-header="true">Estrutura da tabela rastreamento</text:h>
      <table:table table:name="rastreamento_structure">
        <table:table-column table:number-columns-repeated="7"/>
        <table:table-row>
          <table:table-cell office:value-type="string">
            <text:p>Colu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redefinido</text:p>
          </table:table-cell>
          <table:table-cell office:value-type="string">
            <text:p>Ligações para</text:p>
          </table:table-cell>
          <table:table-cell office:value-type="string">
            <text:p>Comentários</text:p>
          </table:table-cell>
          <table:table-cell office:value-type="string">
            <text:p>Tipo MIME</text:p>
          </table:table-cell>
        </table:table-row>
        <table:table-row>
          <table:table-cell office:value-type="string">
            <text:p>data_ocorrencia</text:p>
          </table:table-cell>
          <table:table-cell office:value-type="string">
            <text:p>date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funcionario_id</text:p>
          </table:table-cell>
          <table:table-cell office:value-type="string">
            <text:p>int(11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>rastreamento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atitude</text:p>
          </table:table-cell>
          <table:table-cell office:value-type="string">
            <text:p>int(11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ongitude</text:p>
          </table:table-cell>
          <table:table-cell office:value-type="string">
            <text:p>int(11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eiculo_id</text:p>
          </table:table-cell>
          <table:table-cell office:value-type="string">
            <text:p>int(11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>rastreamento (id)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elocidade</text:p>
          </table:table-cell>
          <table:table-cell office:value-type="string">
            <text:p>int(11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iferenca</text:p>
          </table:table-cell>
          <table:table-cell office:value-type="string">
            <text:p>int(11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Extraindo dados da tabela rastreamento</text:h>
      <table:table table:name="rastreamento_structure">
        <table:table-column table:number-columns-repeated="8"/>
        <table:table-row>
          <table:table-cell office:value-type="string">
            <text:p>data_ocorrencia</text:p>
          </table:table-cell>
          <table:table-cell office:value-type="string">
            <text:p>id</text:p>
          </table:table-cell>
          <table:table-cell office:value-type="string">
            <text:p>funcionario_id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  <table:table-cell office:value-type="string">
            <text:p>veiculo_id</text:p>
          </table:table-cell>
          <table:table-cell office:value-type="string">
            <text:p>velocidade</text:p>
          </table:table-cell>
          <table:table-cell office:value-type="string">
            <text:p>diferenca</text:p>
          </table:table-cell>
        </table:table-row>
        <table:table-row>
          <table:table-cell office:value-type="string">
            <text:p>2020-06-0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234">
            <text:p>1234</text:p>
          </table:table-cell>
          <table:table-cell office:value-type="float" office:value="234">
            <text:p>234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</table:table-row>
        <table:table-row>
          <table:table-cell office:value-type="string">
            <text:p>2020-06-0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32">
            <text:p>1232</text:p>
          </table:table-cell>
          <table:table-cell office:value-type="float" office:value="567">
            <text:p>567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30">
            <text:p>30</text:p>
          </table:table-cell>
        </table:table-row>
      </table:table>
      <text:h text:outline-level="2" text:style-name="Heading_2" text:is-list-header="true">Estrutura da tabela veiculo</text:h>
      <table:table table:name="veiculo_structure">
        <table:table-column table:number-columns-repeated="7"/>
        <table:table-row>
          <table:table-cell office:value-type="string">
            <text:p>Coluna</text:p>
          </table:table-cell>
          <table:table-cell office:value-type="string">
            <text:p>Tipo</text:p>
          </table:table-cell>
          <table:table-cell office:value-type="string">
            <text:p>Nulo</text:p>
          </table:table-cell>
          <table:table-cell office:value-type="string">
            <text:p>Predefinido</text:p>
          </table:table-cell>
          <table:table-cell office:value-type="string">
            <text:p>Ligações para</text:p>
          </table:table-cell>
          <table:table-cell office:value-type="string">
            <text:p>Comentários</text:p>
          </table:table-cell>
          <table:table-cell office:value-type="string">
            <text:p>Tipo MIME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int(11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ome</text:p>
          </table:table-cell>
          <table:table-cell office:value-type="string">
            <text:p>varchar(24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laca</text:p>
          </table:table-cell>
          <table:table-cell office:value-type="string">
            <text:p>varchar(240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ata_cadastro</text:p>
          </table:table-cell>
          <table:table-cell office:value-type="string">
            <text:p>date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vel_maxima</text:p>
          </table:table-cell>
          <table:table-cell office:value-type="string">
            <text:p>int(11)</text:p>
          </table:table-cell>
          <table:table-cell office:value-type="string">
            <text:p>Nã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Extraindo dados da tabela veiculo</text:h>
      <table:table table:name="veiculo_structure">
        <table:table-column table:number-columns-repeated="5"/>
        <table:table-row>
          <table:table-cell office:value-type="string">
            <text:p>id</text:p>
          </table:table-cell>
          <table:table-cell office:value-type="string">
            <text:p>nome</text:p>
          </table:table-cell>
          <table:table-cell office:value-type="string">
            <text:p>placa</text:p>
          </table:table-cell>
          <table:table-cell office:value-type="string">
            <text:p>data_cadastro</text:p>
          </table:table-cell>
          <table:table-cell office:value-type="string">
            <text:p>vel_maxima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>
            <text:p>Gol</text:p>
          </table:table-cell>
          <table:table-cell office:value-type="string">
            <text:p>QAZ2123</text:p>
          </table:table-cell>
          <table:table-cell office:value-type="string">
            <text:p>2020-08-04</text:p>
          </table:table-cell>
          <table:table-cell office:value-type="float" office:value="110">
            <text:p>110</text:p>
          </table:table-cell>
        </table:table-row>
        <table:table-row>
          <table:table-cell office:value-type="float" office:value="2">
            <text:p>2</text:p>
          </table:table-cell>
          <table:table-cell office:value-type="string">
            <text:p>Fusca</text:p>
          </table:table-cell>
          <table:table-cell office:value-type="string">
            <text:p>SAQ3212</text:p>
          </table:table-cell>
          <table:table-cell office:value-type="string">
            <text:p>2020-08-06</text:p>
          </table:table-cell>
          <table:table-cell office:value-type="float" office:value="80">
            <text:p>80</text:p>
          </table:table-cell>
        </table:table-row>
        <table:table-row>
          <table:table-cell office:value-type="float" office:value="3">
            <text:p>3</text:p>
          </table:table-cell>
          <table:table-cell office:value-type="string">
            <text:p>Spacefox</text:p>
          </table:table-cell>
          <table:table-cell office:value-type="string">
            <text:p>QER9080</text:p>
          </table:table-cell>
          <table:table-cell office:value-type="string">
            <text:p>2020-06-15</text:p>
          </table:table-cell>
          <table:table-cell office:value-type="float" office:value="80">
            <text:p>80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8.5</meta:generator>
    <meta:initial-creator>phpMyAdmin 4.8.5</meta:initial-creator>
    <meta:creation-date>2020-08-26T21:29:16</meta:creation-date>
  </office:meta>
</office:document-meta>
</file>